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05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05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6年 5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/>May - 2007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61448" calcext:value-type="float">
            <text:p><text:s/>461,448 </text:p>
          </table:table-cell>
          <table:table-cell table:style-name="ce28" office:value-type="float" office:value="3174" calcext:value-type="float">
            <text:p><text:s/>3,174 </text:p>
          </table:table-cell>
          <table:table-cell table:style-name="ce28" office:value-type="float" office:value="23528" calcext:value-type="float">
            <text:p><text:s/>23,528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421300" calcext:value-type="float">
            <text:p><text:s/>421,300 </text:p>
          </table:table-cell>
          <table:table-cell table:style-name="ce28" office:value-type="float" office:value="260" calcext:value-type="float">
            <text:p><text:s/>260 </text:p>
          </table:table-cell>
          <table:table-cell table:style-name="ce28" office:value-type="float" office:value="11953" calcext:value-type="float">
            <text:p><text:s/>11,953 </text:p>
          </table:table-cell>
          <table:table-cell table:style-name="ce28" office:value-type="float" office:value="1713" calcext:value-type="float">
            <text:p><text:s/>1,713 </text:p>
          </table:table-cell>
          <table:table-cell table:style-name="ce28" office:value-type="float" office:value="5863" calcext:value-type="float">
            <text:p><text:s/>5,863 </text:p>
          </table:table-cell>
          <table:table-cell table:style-name="ce28" office:value-type="float" office:value="4667" calcext:value-type="float">
            <text:p><text:s/>4,667 </text:p>
          </table:table-cell>
          <table:table-cell table:style-name="ce28" office:value-type="float" office:value="1196" calcext:value-type="float">
            <text:p><text:s/>1,196 </text:p>
          </table:table-cell>
          <table:table-cell table:style-name="ce28" office:value-type="float" office:value="39" calcext:value-type="float">
            <text:p><text:s/>39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297910" calcext:value-type="float">
            <text:p><text:s/>297,910 </text:p>
          </table:table-cell>
          <table:table-cell table:style-name="ce28" office:value-type="float" office:value="2059" calcext:value-type="float">
            <text:p><text:s/>2,059 </text:p>
          </table:table-cell>
          <table:table-cell table:style-name="ce28" office:value-type="float" office:value="16852" calcext:value-type="float">
            <text:p><text:s/>16,852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267714" calcext:value-type="float">
            <text:p><text:s/>267,714 </text:p>
          </table:table-cell>
          <table:table-cell table:style-name="ce28" office:value-type="float" office:value="162" calcext:value-type="float">
            <text:p><text:s/>162 </text:p>
          </table:table-cell>
          <table:table-cell table:style-name="ce28" office:value-type="float" office:value="9714" calcext:value-type="float">
            <text:p><text:s/>9,714 </text:p>
          </table:table-cell>
          <table:table-cell table:style-name="ce28" office:value-type="float" office:value="1294" calcext:value-type="float">
            <text:p><text:s/>1,294 </text:p>
          </table:table-cell>
          <table:table-cell table:style-name="ce28" office:value-type="float" office:value="4228" calcext:value-type="float">
            <text:p><text:s/>4,228 </text:p>
          </table:table-cell>
          <table:table-cell table:style-name="ce28" office:value-type="float" office:value="3630" calcext:value-type="float">
            <text:p><text:s/>3,630 </text:p>
          </table:table-cell>
          <table:table-cell table:style-name="ce28" office:value-type="float" office:value="598" calcext:value-type="float">
            <text:p><text:s/>598 </text:p>
          </table:table-cell>
          <table:table-cell table:style-name="ce28" office:value-type="float" office:value="4" calcext:value-type="float">
            <text:p><text:s/>4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38180" calcext:value-type="float">
            <text:p><text:s/>138,180 </text:p>
          </table:table-cell>
          <table:table-cell table:style-name="ce29" office:value-type="float" office:value="1207" calcext:value-type="float">
            <text:p><text:s/>1,20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28606" calcext:value-type="float">
            <text:p><text:s/>128,606 </text:p>
          </table:table-cell>
          <table:table-cell table:style-name="ce29" office:value-type="float" office:value="117" calcext:value-type="float">
            <text:p><text:s/>117 </text:p>
          </table:table-cell>
          <table:table-cell table:style-name="ce29" office:value-type="float" office:value="6725" calcext:value-type="float">
            <text:p><text:s/>6,725 </text:p>
          </table:table-cell>
          <table:table-cell table:style-name="ce29" office:value-type="float" office:value="1029" calcext:value-type="float">
            <text:p><text:s/>1,029 </text:p>
          </table:table-cell>
          <table:table-cell table:style-name="ce29" office:value-type="float" office:value="2910" calcext:value-type="float">
            <text:p><text:s/>2,910 </text:p>
          </table:table-cell>
          <table:table-cell table:style-name="ce29" office:value-type="float" office:value="2849" calcext:value-type="float">
            <text:p><text:s/>2,849 </text:p>
          </table:table-cell>
          <table:table-cell table:style-name="ce29" office:value-type="float" office:value="61" calcext:value-type="float">
            <text:p><text:s/>61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47" calcext:value-type="float">
            <text:p><text:s/>2,147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56" calcext:value-type="float">
            <text:p><text:s/>456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1158" calcext:value-type="float">
            <text:p><text:s/>31,158 </text:p>
          </table:table-cell>
          <table:table-cell table:style-name="ce29" office:value-type="float" office:value="375" calcext:value-type="float">
            <text:p><text:s/>375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944" calcext:value-type="float">
            <text:p><text:s/>29,94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5" calcext:value-type="float">
            <text:p><text:s/>415 </text:p>
          </table:table-cell>
          <table:table-cell table:style-name="ce29" office:value-type="float" office:value="170" calcext:value-type="float">
            <text:p><text:s/>170 </text:p>
          </table:table-cell>
          <table:table-cell table:style-name="ce29" office:value-type="float" office:value="270" calcext:value-type="float">
            <text:p><text:s/>270 </text:p>
          </table:table-cell>
          <table:table-cell table:style-name="ce29" office:value-type="float" office:value="65" calcext:value-type="float">
            <text:p><text:s/>65 </text:p>
          </table:table-cell>
          <table:table-cell table:style-name="ce29" office:value-type="float" office:value="205" calcext:value-type="float">
            <text:p><text:s/>205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176" calcext:value-type="float">
            <text:p><text:s/>3,17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73" calcext:value-type="float">
            <text:p><text:s/>1,97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5" calcext:value-type="float">
            <text:p><text:s/>85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9" calcext:value-type="float">
            <text:p><text:s/>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942" calcext:value-type="float">
            <text:p><text:s/>942 </text:p>
          </table:table-cell>
          <table:table-cell table:style-name="ce29" office:value-type="float" office:value="6" calcext:value-type="float">
            <text:p><text:s/>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888" calcext:value-type="float">
            <text:p><text:s/>888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39" calcext:value-type="float">
            <text:p><text:s/>3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593" calcext:value-type="float">
            <text:p><text:s/>6,593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306" calcext:value-type="float">
            <text:p><text:s/>5,306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40" calcext:value-type="float">
            <text:p><text:s/>140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20" calcext:value-type="float">
            <text:p><text:s/>2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465" calcext:value-type="float">
            <text:p><text:s/>4,465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64" calcext:value-type="float">
            <text:p><text:s/>4,16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2" calcext:value-type="float">
            <text:p><text:s/>62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5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72" calcext:value-type="float">
            <text:p><text:s/>1,67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19" calcext:value-type="float">
            <text:p><text:s/>1,51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" calcext:value-type="float">
            <text:p><text:s/>35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12" calcext:value-type="float">
            <text:p><text:s/>1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1953" calcext:value-type="float">
            <text:p><text:s/>1,95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46" calcext:value-type="float">
            <text:p><text:s/>1,54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0" calcext:value-type="float">
            <text:p><text:s/>80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3" calcext:value-type="float">
            <text:p><text:s/>1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786" calcext:value-type="float">
            <text:p><text:s/>1,786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27" calcext:value-type="float">
            <text:p><text:s/>1,427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295" calcext:value-type="float">
            <text:p><text:s/>295 </text:p>
          </table:table-cell>
          <table:table-cell table:style-name="ce29" office:value-type="float" office:value="12" calcext:value-type="float">
            <text:p><text:s/>1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29" calcext:value-type="float">
            <text:p><text:s/>22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1" calcext:value-type="float">
            <text:p><text:s/>51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0503" calcext:value-type="float">
            <text:p><text:s/>10,503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710" calcext:value-type="float">
            <text:p><text:s/>9,71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91" calcext:value-type="float">
            <text:p><text:s/>49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7" calcext:value-type="float">
            <text:p><text:s/>147 </text:p>
          </table:table-cell>
          <table:table-cell table:style-name="ce29" office:value-type="float" office:value="133" calcext:value-type="float">
            <text:p><text:s/>133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531" calcext:value-type="float">
            <text:p><text:s/>12,531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531" calcext:value-type="float">
            <text:p><text:s/>11,53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1" calcext:value-type="float">
            <text:p><text:s/>131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14" calcext:value-type="float">
            <text:p><text:s/>1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86" calcext:value-type="float">
            <text:p><text:s/>386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86" calcext:value-type="float">
            <text:p><text:s/>386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160" calcext:value-type="float">
            <text:p><text:s/>2,160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018" calcext:value-type="float">
            <text:p><text:s/>2,01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2" calcext:value-type="float">
            <text:p><text:s/>12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5" calcext:value-type="float">
            <text:p><text:s/>5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2" calcext:value-type="float">
            <text:p><text:s/>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5989" calcext:value-type="float">
            <text:p><text:s/>15,989 </text:p>
          </table:table-cell>
          <table:table-cell table:style-name="ce29" office:value-type="float" office:value="37" calcext:value-type="float">
            <text:p><text:s/>37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902" calcext:value-type="float">
            <text:p><text:s/>14,90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15" calcext:value-type="float">
            <text:p><text:s/>115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71" calcext:value-type="float">
            <text:p><text:s/>71 </text:p>
          </table:table-cell>
          <table:table-cell table:style-name="ce29" office:value-type="float" office:value="40" calcext:value-type="float">
            <text:p><text:s/>40 </text:p>
          </table:table-cell>
          <table:table-cell table:style-name="ce29" office:value-type="float" office:value="31" calcext:value-type="float">
            <text:p><text:s/>3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464" calcext:value-type="float">
            <text:p><text:s/>5,464 </text:p>
          </table:table-cell>
          <table:table-cell table:style-name="ce29" office:value-type="float" office:value="21" calcext:value-type="float">
            <text:p><text:s/>21 </text:p>
          </table:table-cell>
          <table:table-cell table:style-name="ce29" office:value-type="float" office:value="663" calcext:value-type="float">
            <text:p><text:s/>663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4684" calcext:value-type="float">
            <text:p><text:s/>4,684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98" calcext:value-type="float">
            <text:p><text:s/>98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9" calcext:value-type="float">
            <text:p><text:s/>29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5513" calcext:value-type="float">
            <text:p><text:s/>25,513 </text:p>
          </table:table-cell>
          <table:table-cell table:style-name="ce29" office:value-type="float" office:value="297" calcext:value-type="float">
            <text:p><text:s/>297 </text:p>
          </table:table-cell>
          <table:table-cell table:style-name="ce29" office:value-type="float" office:value="1466" calcext:value-type="float">
            <text:p><text:s/>1,46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910" calcext:value-type="float">
            <text:p><text:s/>22,910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865" calcext:value-type="float">
            <text:p><text:s/>865 </text:p>
          </table:table-cell>
          <table:table-cell table:style-name="ce29" office:value-type="float" office:value="39" calcext:value-type="float">
            <text:p><text:s/>39 </text:p>
          </table:table-cell>
          <table:table-cell table:style-name="ce29" office:value-type="float" office:value="517" calcext:value-type="float">
            <text:p><text:s/>517 </text:p>
          </table:table-cell>
          <table:table-cell table:style-name="ce29" office:value-type="float" office:value="272" calcext:value-type="float">
            <text:p><text:s/>272 </text:p>
          </table:table-cell>
          <table:table-cell table:style-name="ce29" office:value-type="float" office:value="245" calcext:value-type="float">
            <text:p><text:s/>24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344" calcext:value-type="float">
            <text:p><text:s/>15,344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66" calcext:value-type="float">
            <text:p><text:s/>11,76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8" calcext:value-type="float">
            <text:p><text:s/>38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19" calcext:value-type="float">
            <text:p><text:s/>1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648" calcext:value-type="float">
            <text:p><text:s/>17,648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749" calcext:value-type="float">
            <text:p><text:s/>13,749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216" calcext:value-type="float">
            <text:p><text:s/>216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77" calcext:value-type="float">
            <text:p><text:s/>77 </text:p>
          </table:table-cell>
          <table:table-cell table:style-name="ce29" office:value-type="float" office:value="74" calcext:value-type="float">
            <text:p><text:s/>74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7803" calcext:value-type="float">
            <text:p><text:s/>77,803 </text:p>
          </table:table-cell>
          <table:table-cell table:style-name="ce28" office:value-type="float" office:value="534" calcext:value-type="float">
            <text:p><text:s/>534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0090" calcext:value-type="float">
            <text:p><text:s/>70,090 </text:p>
          </table:table-cell>
          <table:table-cell table:style-name="ce28" office:value-type="float" office:value="83" calcext:value-type="float">
            <text:p><text:s/>83 </text:p>
          </table:table-cell>
          <table:table-cell table:style-name="ce28" office:value-type="float" office:value="674" calcext:value-type="float">
            <text:p><text:s/>674 </text:p>
          </table:table-cell>
          <table:table-cell table:style-name="ce28" office:value-type="float" office:value="184" calcext:value-type="float">
            <text:p><text:s/>184 </text:p>
          </table:table-cell>
          <table:table-cell table:style-name="ce28" office:value-type="float" office:value="630" calcext:value-type="float">
            <text:p><text:s/>630 </text:p>
          </table:table-cell>
          <table:table-cell table:style-name="ce28" office:value-type="float" office:value="363" calcext:value-type="float">
            <text:p><text:s/>363 </text:p>
          </table:table-cell>
          <table:table-cell table:style-name="ce28" office:value-type="float" office:value="267" calcext:value-type="float">
            <text:p><text:s/>267 </text:p>
          </table:table-cell>
          <table:table-cell table:style-name="ce28" office:value-type="float" office:value="35" calcext:value-type="float">
            <text:p><text:s/>35 </text:p>
          </table:table-cell>
          <table:table-cell table:style-name="ce28" office:value-type="float" office:value="8" calcext:value-type="float">
            <text:p><text:s/>8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4152" calcext:value-type="float">
            <text:p><text:s/>84,152 </text:p>
          </table:table-cell>
          <table:table-cell table:style-name="ce28" office:value-type="float" office:value="579" calcext:value-type="float">
            <text:p><text:s/>579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2002" calcext:value-type="float">
            <text:p><text:s/>82,002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28" office:value-type="float" office:value="1502" calcext:value-type="float">
            <text:p><text:s/>1,502 </text:p>
          </table:table-cell>
          <table:table-cell table:style-name="ce28" office:value-type="float" office:value="233" calcext:value-type="float">
            <text:p><text:s/>233 </text:p>
          </table:table-cell>
          <table:table-cell table:style-name="ce28" office:value-type="float" office:value="979" calcext:value-type="float">
            <text:p><text:s/>979 </text:p>
          </table:table-cell>
          <table:table-cell table:style-name="ce28" office:value-type="float" office:value="648" calcext:value-type="float">
            <text:p><text:s/>648 </text:p>
          </table:table-cell>
          <table:table-cell table:style-name="ce28" office:value-type="float" office:value="331" calcext:value-type="float">
            <text:p><text:s/>331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583" calcext:value-type="float">
            <text:p><text:s/>1,583 </text:p>
          </table:table-cell>
          <table:table-cell table:style-name="ce28" office:value-type="float" office:value="2" calcext:value-type="float">
            <text:p><text:s/>2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1494" calcext:value-type="float">
            <text:p><text:s/>1,49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63" calcext:value-type="float">
            <text:p><text:s/>63 </text:p>
          </table:table-cell>
          <table:table-cell table:style-name="ce28" office:value-type="float" office:value="2" calcext:value-type="float">
            <text:p><text:s/>2 </text:p>
          </table:table-cell>
          <table:table-cell table:number-columns-repeated="2" table:style-name="ce28" office:value-type="float" office:value="26" calcext:value-type="float">
            <text:p><text:s/>26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583" calcext:value-type="float">
            <text:p><text:s/>1,583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494" calcext:value-type="float">
            <text:p><text:s/>1,49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3" calcext:value-type="float">
            <text:p><text:s/>63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26" calcext:value-type="float">
            <text:p><text:s/>26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05違章拆除" style:display-name="PageStyle_9605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7-08-10T09:26:44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